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2"/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3179977" text:style-name="L2">
        <text:list-item>
          <text:p text:style-name="P1">CPU time with n 10000000, nsteps 500 and 2 threads = 8.8987461 seconds</text:p>
        </text:list-item>
        <text:list-item>
          <text:p text:style-name="P1">CPU time with n 10000000, nsteps 1000 and 2 threads = 20.6113314 seconds</text:p>
        </text:list-item>
        <text:list-item>
          <text:p text:style-name="P1">CPU time with n 10000000, nsteps 1500 and 2 threads = 31.0095677 seconds</text:p>
        </text:list-item>
        <text:list-item>
          <text:p text:style-name="P1">CPU time with n 10000000, nsteps 2000 and 2 threads = 46.0968299 seconds</text:p>
        </text:list-item>
        <text:list-item>
          <text:p text:style-name="P1">CPU time with n 10000000, nsteps 2500 and 2 threads = 64.6776130 seconds</text:p>
        </text:list-item>
        <text:list-item>
          <text:p text:style-name="P1">CPU time with n 10000000, nsteps 3000 and 2 threads = 90.1772840 seconds</text:p>
        </text:list-item>
        <text:list-item>
          <text:p text:style-name="P1">CPU time with n 10000000, nsteps 3500 and 2 threads = 100.2328027 seconds</text:p>
        </text:list-item>
        <text:list-item>
          <text:p text:style-name="P1">CPU time with n 10000000, nsteps 4000 and 2 threads = 113.0353056 seconds</text:p>
        </text:list-item>
        <text:list-item>
          <text:p text:style-name="P1">CPU time with n 10000000, nsteps 500 and 4 threads = 9.7024051 seconds</text:p>
        </text:list-item>
        <text:list-item>
          <text:p text:style-name="P1">CPU time with n 10000000, nsteps 1000 and 4 threads = 27.9952979 seconds</text:p>
        </text:list-item>
        <text:list-item>
          <text:p text:style-name="P1">CPU time with n 10000000, nsteps 1500 and 4 threads = 45.3966623 seconds</text:p>
        </text:list-item>
        <text:list-item>
          <text:p text:style-name="P1">CPU time with n 10000000, nsteps 2000 and 4 threads = 61.1421237 seconds</text:p>
        </text:list-item>
        <text:list-item>
          <text:p text:style-name="P1">CPU time with n 10000000, nsteps 2500 and 4 threads = 73.3339341 seconds</text:p>
        </text:list-item>
        <text:list-item>
          <text:p text:style-name="P1">CPU time with n 10000000, nsteps 3000 and 4 threads = 91.0034502 seconds</text:p>
        </text:list-item>
        <text:list-item>
          <text:p text:style-name="P1">CPU time with n 10000000, nsteps 3500 and 4 threads = 108.0808902 seconds</text:p>
        </text:list-item>
        <text:list-item>
          <text:p text:style-name="P1">CPU time with n 10000000, nsteps 4000 and 4 threads = 110.8934611 seconds</text:p>
        </text:list-item>
        <text:list-item>
          <text:p text:style-name="P1">CPU time with n 10000000, nsteps 500 and 8 threads = 15.5884631 seconds</text:p>
        </text:list-item>
        <text:list-item>
          <text:p text:style-name="P1">CPU time with n 10000000, nsteps 1000 and 8 threads = 28.4371187 seconds</text:p>
        </text:list-item>
        <text:list-item>
          <text:p text:style-name="P1">CPU time with n 10000000, nsteps 1500 and 8 threads = 40.6037446 seconds</text:p>
        </text:list-item>
        <text:list-item>
          <text:p text:style-name="P1">CPU time with n 10000000, nsteps 2000 and 8 threads = 55.3850260 seconds</text:p>
        </text:list-item>
        <text:list-item>
          <text:p text:style-name="P1">CPU time with n 10000000, nsteps 2500 and 8 threads = 69.8102959 seconds</text:p>
        </text:list-item>
        <text:list-item>
          <text:p text:style-name="P1">CPU time with n 10000000, nsteps 3000 and 8 threads = 84.1401184 seconds</text:p>
        </text:list-item>
        <text:list-item>
          <text:p text:style-name="P1">CPU time with n 10000000, nsteps 3500 and 8 threads = 88.0450917 seconds</text:p>
        </text:list-item>
        <text:list-item>
          <text:p text:style-name="P1">CPU time with n 10000000, nsteps 4000 and 8 threads = 84.0984567 seconds</text:p>
        </text:list-item>
        <text:list-item>
          <text:p text:style-name="P1">CPU time with n 10000000, nsteps 500 and 16 threads = 14.5772811 seconds</text:p>
        </text:list-item>
        <text:list-item>
          <text:p text:style-name="P1">CPU time with n 10000000, nsteps 1000 and 16 threads = 28.4102455 seconds</text:p>
        </text:list-item>
        <text:list-item>
          <text:p text:style-name="P1">CPU time with n 10000000, nsteps 1500 and 16 threads = 44.6006750 seconds</text:p>
        </text:list-item>
        <text:list-item>
          <text:p text:style-name="P1">CPU time with n 10000000, nsteps 2000 and 16 threads = 57.3083794 seconds</text:p>
        </text:list-item>
        <text:list-item>
          <text:p text:style-name="P1">CPU time with n 10000000, nsteps 2500 and 16 threads = 72.9840177 seconds</text:p>
        </text:list-item>
        <text:list-item>
          <text:p text:style-name="P1">CPU time with n 10000000, nsteps 3000 and 16 threads = 86.8135355 seconds</text:p>
        </text:list-item>
        <text:list-item>
          <text:p text:style-name="P1">CPU time with n 10000000, nsteps 3500 and 16 threads = 102.4137825 seconds</text:p>
        </text:list-item>
        <text:list-item>
          <text:p text:style-name="P1">CPU time with n 10000000, nsteps 4000 and 16 threads = 117.5113443 seconds</text:p>
        </text:list-item>
        <text:list-item>
          <text:p text:style-name="P1">CPU time with n 10000000, nsteps 500 and 2 threads = 16.0043946 seconds</text:p>
        </text:list-item>
        <text:list-item>
          <text:p text:style-name="P1">CPU time with n 10000000, nsteps 1000 and 2 threads = 28.9607955 seconds</text:p>
        </text:list-item>
        <text:list-item>
          <text:p text:style-name="P1">CPU time with n 10000000, nsteps 1500 and 2 threads = 42.9825501 seconds</text:p>
        </text:list-item>
        <text:list-item>
          <text:p text:style-name="P1"><text:soft-page-break/>CPU time with n 10000000, nsteps 2000 and 2 threads = 57.1555799 seconds</text:p>
        </text:list-item>
        <text:list-item>
          <text:p text:style-name="P1">CPU time with n 10000000, nsteps 2500 and 2 threads = 70.0437630 seconds</text:p>
        </text:list-item>
        <text:list-item>
          <text:p text:style-name="P1">CPU time with n 10000000, nsteps 3000 and 2 threads = 84.0244778 seconds</text:p>
        </text:list-item>
        <text:list-item>
          <text:p text:style-name="P1">CPU time with n 10000000, nsteps 3500 and 2 threads = 100.8341401 seconds</text:p>
        </text:list-item>
        <text:list-item>
          <text:p text:style-name="P1">CPU time with n 10000000, nsteps 4000 and 2 threads = 123.1014037 seconds</text:p>
        </text:list-item>
        <text:list-item>
          <text:p text:style-name="P1">CPU time with n 10000000, nsteps 500 and 4 threads = 14.6629950 seconds</text:p>
        </text:list-item>
        <text:list-item>
          <text:p text:style-name="P1">CPU time with n 10000000, nsteps 1000 and 4 threads = 28.5867073 seconds</text:p>
        </text:list-item>
        <text:list-item>
          <text:p text:style-name="P1">CPU time with n 10000000, nsteps 1500 and 4 threads = 39.1715266 seconds</text:p>
        </text:list-item>
        <text:list-item>
          <text:p text:style-name="P1">CPU time with n 10000000, nsteps 2000 and 4 threads = 53.9157740 seconds</text:p>
        </text:list-item>
        <text:list-item>
          <text:p text:style-name="P1">CPU time with n 10000000, nsteps 2500 and 4 threads = 73.4438433 seconds</text:p>
        </text:list-item>
        <text:list-item>
          <text:p text:style-name="P1">CPU time with n 10000000, nsteps 3000 and 4 threads = 81.0625075 seconds</text:p>
        </text:list-item>
        <text:list-item>
          <text:p text:style-name="P1">CPU time with n 10000000, nsteps 3500 and 4 threads = 99.3748171 seconds</text:p>
        </text:list-item>
        <text:list-item>
          <text:p text:style-name="P1">CPU time with n 10000000, nsteps 4000 and 4 threads = 113.3005366 seconds</text:p>
        </text:list-item>
        <text:list-item>
          <text:p text:style-name="P1">CPU time with n 10000000, nsteps 500 and 8 threads = 13.4073413 seconds</text:p>
        </text:list-item>
        <text:list-item>
          <text:p text:style-name="P1">CPU time with n 10000000, nsteps 1000 and 8 threads = 27.3546536 seconds</text:p>
        </text:list-item>
        <text:list-item>
          <text:p text:style-name="P1">CPU time with n 10000000, nsteps 1500 and 8 threads = 39.2670642 seconds</text:p>
        </text:list-item>
        <text:list-item>
          <text:p text:style-name="P1">CPU time with n 10000000, nsteps 2000 and 8 threads = 52.8935454 seconds</text:p>
        </text:list-item>
        <text:list-item>
          <text:p text:style-name="P1">CPU time with n 10000000, nsteps 2500 and 8 threads = 70.7749728 seconds</text:p>
        </text:list-item>
        <text:list-item>
          <text:p text:style-name="P1">CPU time with n 10000000, nsteps 3000 and 8 threads = 53.3862819 seconds</text:p>
        </text:list-item>
        <text:list-item>
          <text:p text:style-name="P1">CPU time with n 10000000, nsteps 3500 and 8 threads = 59.5632873 seconds</text:p>
        </text:list-item>
        <text:list-item>
          <text:p text:style-name="P1">CPU time with n 10000000, nsteps 4000 and 8 threads = 69.8818068 seconds</text:p>
        </text:list-item>
        <text:list-item>
          <text:p text:style-name="P1">CPU time with n 10000000, nsteps 500 and 16 threads = 12.5577179 seconds</text:p>
        </text:list-item>
        <text:list-item>
          <text:p text:style-name="P1">CPU time with n 10000000, nsteps 1000 and 16 threads = 25.7052583 seconds</text:p>
        </text:list-item>
        <text:list-item>
          <text:p text:style-name="P1">CPU time with n 10000000, nsteps 1500 and 16 threads = 39.4093075 seconds</text:p>
        </text:list-item>
        <text:list-item>
          <text:p text:style-name="P1">CPU time with n 10000000, nsteps 2000 and 16 threads = 50.4668697 seconds</text:p>
        </text:list-item>
        <text:list-item>
          <text:p text:style-name="P1">CPU time with n 10000000, nsteps 2500 and 16 threads = 64.3771518 seconds</text:p>
        </text:list-item>
        <text:list-item>
          <text:p text:style-name="P1">CPU time with n 10000000, nsteps 3000 and 16 threads = 76.8494138 seconds</text:p>
        </text:list-item>
        <text:list-item>
          <text:p text:style-name="P1">CPU time with n 10000000, nsteps 3500 and 16 threads = 89.4610873 seconds</text:p>
        </text:list-item>
        <text:list-item>
          <text:p text:style-name="P1">CPU time with n 10000000, nsteps 4000 and 16 threads = 102.7364524 seconds</text:p>
        </text:list-item>
        <text:list-item>
          <text:p text:style-name="P1">CPU time with n 10000000, nsteps 500 and 2 threads = 13.5040361 seconds</text:p>
        </text:list-item>
        <text:list-item>
          <text:p text:style-name="P1">CPU time with n 10000000, nsteps 1000 and 2 threads = 24.5563792 seconds</text:p>
        </text:list-item>
        <text:list-item>
          <text:p text:style-name="P1"><text:soft-page-break/>CPU time with n 10000000, nsteps 1500 and 2 threads = 39.1615548 seconds</text:p>
        </text:list-item>
        <text:list-item>
          <text:p text:style-name="P1">CPU time with n 10000000, nsteps 2000 and 2 threads = 43.7697946 seconds</text:p>
        </text:list-item>
        <text:list-item>
          <text:p text:style-name="P1">CPU time with n 10000000, nsteps 2500 and 2 threads = 64.1557649 seconds</text:p>
        </text:list-item>
        <text:list-item>
          <text:p text:style-name="P1">CPU time with n 10000000, nsteps 3000 and 2 threads = 63.7693942 seconds</text:p>
        </text:list-item>
        <text:list-item>
          <text:p text:style-name="P1">CPU time with n 10000000, nsteps 3500 and 2 threads = 84.1643118 seconds</text:p>
        </text:list-item>
        <text:list-item>
          <text:p text:style-name="P1">CPU time with n 10000000, nsteps 4000 and 2 threads = 86.9015973 seconds</text:p>
        </text:list-item>
        <text:list-item>
          <text:p text:style-name="P1">CPU time with n 10000000, nsteps 500 and 4 threads = 11.7293714 seconds</text:p>
        </text:list-item>
        <text:list-item>
          <text:p text:style-name="P1">CPU time with n 10000000, nsteps 1000 and 4 threads = 24.8265201 seconds</text:p>
        </text:list-item>
        <text:list-item>
          <text:p text:style-name="P1">CPU time with n 10000000, nsteps 1500 and 4 threads = 36.8895005 seconds</text:p>
        </text:list-item>
        <text:list-item>
          <text:p text:style-name="P1">CPU time with n 10000000, nsteps 2000 and 4 threads = 46.6076883 seconds</text:p>
        </text:list-item>
        <text:list-item>
          <text:p text:style-name="P1">CPU time with n 10000000, nsteps 2500 and 4 threads = 58.9378811 seconds</text:p>
        </text:list-item>
        <text:list-item>
          <text:p text:style-name="P1">CPU time with n 10000000, nsteps 3000 and 4 threads = 72.1967960 seconds</text:p>
        </text:list-item>
        <text:list-item>
          <text:p text:style-name="P1">CPU time with n 10000000, nsteps 3500 and 4 threads = 86.0987098 seconds</text:p>
        </text:list-item>
        <text:list-item>
          <text:p text:style-name="P1">CPU time with n 10000000, nsteps 4000 and 4 threads = 97.5313925 seconds</text:p>
        </text:list-item>
        <text:list-item>
          <text:p text:style-name="P1">CPU time with n 10000000, nsteps 500 and 8 threads = 9.5105445 seconds</text:p>
        </text:list-item>
        <text:list-item>
          <text:p text:style-name="P1">CPU time with n 10000000, nsteps 1000 and 8 threads = 17.7471834 seconds</text:p>
        </text:list-item>
        <text:list-item>
          <text:p text:style-name="P1">CPU time with n 10000000, nsteps 1500 and 8 threads = 25.7468538 seconds</text:p>
        </text:list-item>
        <text:list-item>
          <text:p text:style-name="P1">CPU time with n 10000000, nsteps 2000 and 8 threads = 33.7210395 seconds</text:p>
        </text:list-item>
        <text:list-item>
          <text:p text:style-name="P1">CPU time with n 10000000, nsteps 2500 and 8 threads = 43.0190677 seconds</text:p>
        </text:list-item>
        <text:list-item>
          <text:p text:style-name="P1">CPU time with n 10000000, nsteps 3000 and 8 threads = 54.7228768 seconds</text:p>
        </text:list-item>
        <text:list-item>
          <text:p text:style-name="P1">CPU time with n 10000000, nsteps 3500 and 8 threads = 61.0943811 seconds</text:p>
        </text:list-item>
        <text:list-item>
          <text:p text:style-name="P1">CPU time with n 10000000, nsteps 4000 and 8 threads = 71.5677524 seconds</text:p>
        </text:list-item>
        <text:list-item>
          <text:p text:style-name="P1">CPU time with n 10000000, nsteps 500 and 16 threads = 13.5986148 seconds</text:p>
        </text:list-item>
        <text:list-item>
          <text:p text:style-name="P1">CPU time with n 10000000, nsteps 1000 and 16 threads = 26.3132598 seconds</text:p>
        </text:list-item>
        <text:list-item>
          <text:p text:style-name="P1">CPU time with n 10000000, nsteps 1500 and 16 threads = 40.6487136 seconds</text:p>
        </text:list-item>
        <text:list-item>
          <text:p text:style-name="P1">CPU time with n 10000000, nsteps 2000 and 16 threads = 53.2100718 seconds</text:p>
        </text:list-item>
        <text:list-item>
          <text:p text:style-name="P1">CPU time with n 10000000, nsteps 2500 and 16 threads = 66.0101630 seconds</text:p>
        </text:list-item>
        <text:list-item>
          <text:p text:style-name="P1">CPU time with n 10000000, nsteps 3000 and 16 threads = 80.1658550 seconds</text:p>
        </text:list-item>
        <text:list-item>
          <text:p text:style-name="P1">CPU time with n 10000000, nsteps 3500 and 16 threads = 93.0637849 seconds</text:p>
        </text:list-item>
        <text:list-item>
          <text:p text:style-name="P1">CPU time with n 10000000, nsteps 4000 and 16 threads = 106.6950079 seconds</text:p>
        </text:list-item>
        <text:list-item>
          <text:p text:style-name="P1">CPU time with n 10000000, nsteps 500 and 2 threads = 15.0200221 seconds</text:p>
        </text:list-item>
        <text:list-item>
          <text:p text:style-name="P1"><text:soft-page-break/>CPU time with n 10000000, nsteps 1000 and 2 threads = 25.5458586 seconds</text:p>
        </text:list-item>
        <text:list-item>
          <text:p text:style-name="P1">CPU time with n 10000000, nsteps 1500 and 2 threads = 37.5868787 seconds</text:p>
        </text:list-item>
        <text:list-item>
          <text:p text:style-name="P1">CPU time with n 10000000, nsteps 2000 and 2 threads = 49.9343615 seconds</text:p>
        </text:list-item>
        <text:list-item>
          <text:p text:style-name="P1">CPU time with n 10000000, nsteps 2500 and 2 threads = 63.7081323 seconds</text:p>
        </text:list-item>
        <text:list-item>
          <text:p text:style-name="P1">CPU time with n 10000000, nsteps 3000 and 2 threads = 68.1536955 seconds</text:p>
        </text:list-item>
        <text:list-item>
          <text:p text:style-name="P1">CPU time with n 10000000, nsteps 3500 and 2 threads = 85.4160116 seconds</text:p>
        </text:list-item>
        <text:list-item>
          <text:p text:style-name="P1">CPU time with n 10000000, nsteps 4000 and 2 threads = 102.0073635 seconds</text:p>
        </text:list-item>
        <text:list-item>
          <text:p text:style-name="P1">CPU time with n 10000000, nsteps 500 and 4 threads = 10.9911113 seconds</text:p>
        </text:list-item>
        <text:list-item>
          <text:p text:style-name="P1">CPU time with n 10000000, nsteps 1000 and 4 threads = 22.5557188 seconds</text:p>
        </text:list-item>
        <text:list-item>
          <text:p text:style-name="P1">CPU time with n 10000000, nsteps 1500 and 4 threads = 35.8904038 seconds</text:p>
        </text:list-item>
        <text:list-item>
          <text:p text:style-name="P1">CPU time with n 10000000, nsteps 2000 and 4 threads = 47.3983940 seconds</text:p>
        </text:list-item>
        <text:list-item>
          <text:p text:style-name="P1">CPU time with n 10000000, nsteps 2500 and 4 threads = 59.8233656 seconds</text:p>
        </text:list-item>
        <text:list-item>
          <text:p text:style-name="P1">CPU time with n 10000000, nsteps 3000 and 4 threads = 71.5989974 seconds</text:p>
        </text:list-item>
        <text:list-item>
          <text:p text:style-name="P1">CPU time with n 10000000, nsteps 3500 and 4 threads = 85.3656887 seconds</text:p>
        </text:list-item>
        <text:list-item>
          <text:p text:style-name="P1">CPU time with n 10000000, nsteps 4000 and 4 threads = 97.1208096 seconds</text:p>
        </text:list-item>
        <text:list-item>
          <text:p text:style-name="P1">CPU time with n 10000000, nsteps 500 and 8 threads = 8.3872387 seconds</text:p>
        </text:list-item>
        <text:list-item>
          <text:p text:style-name="P1">CPU time with n 10000000, nsteps 1000 and 8 threads = 18.2209231 seconds</text:p>
        </text:list-item>
        <text:list-item>
          <text:p text:style-name="P1">CPU time with n 10000000, nsteps 1500 and 8 threads = 27.3043906 seconds</text:p>
        </text:list-item>
        <text:list-item>
          <text:p text:style-name="P1">CPU time with n 10000000, nsteps 2000 and 8 threads = 36.6549654 seconds</text:p>
        </text:list-item>
        <text:list-item>
          <text:p text:style-name="P1">CPU time with n 10000000, nsteps 2500 and 8 threads = 46.0014763 seconds</text:p>
        </text:list-item>
        <text:list-item>
          <text:p text:style-name="P1">CPU time with n 10000000, nsteps 3000 and 8 threads = 53.4703408 seconds</text:p>
        </text:list-item>
        <text:list-item>
          <text:p text:style-name="P1">CPU time with n 10000000, nsteps 3500 and 8 threads = 62.1379183 seconds</text:p>
        </text:list-item>
        <text:list-item>
          <text:p text:style-name="P1">CPU time with n 10000000, nsteps 4000 and 8 threads = 71.2199308 seconds</text:p>
        </text:list-item>
        <text:list-item>
          <text:p text:style-name="P1">CPU time with n 10000000, nsteps 500 and 16 threads = 13.6346381 seconds</text:p>
        </text:list-item>
        <text:list-item>
          <text:p text:style-name="P1">CPU time with n 10000000, nsteps 1000 and 16 threads = 26.4911092 seconds</text:p>
        </text:list-item>
        <text:list-item>
          <text:p text:style-name="P1">CPU time with n 10000000, nsteps 1500 and 16 threads = 38.5086418 seconds</text:p>
        </text:list-item>
        <text:list-item>
          <text:p text:style-name="P1">CPU time with n 10000000, nsteps 2000 and 16 threads = 52.3029062 seconds</text:p>
        </text:list-item>
        <text:list-item>
          <text:p text:style-name="P1">CPU time with n 10000000, nsteps 2500 and 16 threads = 67.1586866 seconds</text:p>
        </text:list-item>
        <text:list-item>
          <text:p text:style-name="P1">CPU time with n 10000000, nsteps 3000 and 16 threads = 80.4485945 seconds</text:p>
        </text:list-item>
        <text:list-item>
          <text:p text:style-name="P1">CPU time with n 10000000, nsteps 3500 and 16 threads = 92.5579548 seconds</text:p>
        </text:list-item>
        <text:list-item>
          <text:p text:style-name="P1">CPU time with n 10000000, nsteps 4000 and 16 threads = 106.2087920 <text:soft-page-break/>seconds</text:p>
        </text:list-item>
        <text:list-item>
          <text:p text:style-name="P1">CPU time with n 10000000, nsteps 500 and 2 threads = 13.9347271 seconds</text:p>
        </text:list-item>
        <text:list-item>
          <text:p text:style-name="P1">CPU time with n 10000000, nsteps 1000 and 2 threads = 23.9745624 seconds</text:p>
        </text:list-item>
        <text:list-item>
          <text:p text:style-name="P1">CPU time with n 10000000, nsteps 1500 and 2 threads = 38.7916765 seconds</text:p>
        </text:list-item>
        <text:list-item>
          <text:p text:style-name="P1">CPU time with n 10000000, nsteps 2000 and 2 threads = 49.1137844 seconds</text:p>
        </text:list-item>
        <text:list-item>
          <text:p text:style-name="P1">CPU time with n 10000000, nsteps 2500 and 2 threads = 62.1711099 seconds</text:p>
        </text:list-item>
        <text:list-item>
          <text:p text:style-name="P1">CPU time with n 10000000, nsteps 3000 and 2 threads = 72.8482253 seconds</text:p>
        </text:list-item>
        <text:list-item>
          <text:p text:style-name="P1">CPU time with n 10000000, nsteps 3500 and 2 threads = 88.3051581 seconds</text:p>
        </text:list-item>
        <text:list-item>
          <text:p text:style-name="P1">CPU time with n 10000000, nsteps 4000 and 2 threads = 96.3097267 seconds</text:p>
        </text:list-item>
        <text:list-item>
          <text:p text:style-name="P1">CPU time with n 10000000, nsteps 500 and 4 threads = 10.7119405 seconds</text:p>
        </text:list-item>
        <text:list-item>
          <text:p text:style-name="P1">CPU time with n 10000000, nsteps 1000 and 4 threads = 23.1604313 seconds</text:p>
        </text:list-item>
        <text:list-item>
          <text:p text:style-name="P1">CPU time with n 10000000, nsteps 1500 and 4 threads = 31.9212531 seconds</text:p>
        </text:list-item>
        <text:list-item>
          <text:p text:style-name="P1">CPU time with n 10000000, nsteps 2000 and 4 threads = 49.6221871 seconds</text:p>
        </text:list-item>
        <text:list-item>
          <text:p text:style-name="P1">CPU time with n 10000000, nsteps 2500 and 4 threads = 58.2503798 seconds</text:p>
        </text:list-item>
        <text:list-item>
          <text:p text:style-name="P1">CPU time with n 10000000, nsteps 3000 and 4 threads = 71.4882880 seconds</text:p>
        </text:list-item>
        <text:list-item>
          <text:p text:style-name="P1">CPU time with n 10000000, nsteps 3500 and 4 threads = 85.0193318 seconds</text:p>
        </text:list-item>
        <text:list-item>
          <text:p text:style-name="P1">CPU time with n 10000000, nsteps 4000 and 4 threads = 96.7369425 seconds</text:p>
        </text:list-item>
        <text:list-item>
          <text:p text:style-name="P1">CPU time with n 10000000, nsteps 500 and 8 threads = 8.2666622 seconds</text:p>
        </text:list-item>
        <text:list-item>
          <text:p text:style-name="P1">CPU time with n 10000000, nsteps 1000 and 8 threads = 16.8742245 seconds</text:p>
        </text:list-item>
        <text:list-item>
          <text:p text:style-name="P1">CPU time with n 10000000, nsteps 1500 and 8 threads = 25.9632323 seconds</text:p>
        </text:list-item>
        <text:list-item>
          <text:p text:style-name="P1">CPU time with n 10000000, nsteps 2000 and 8 threads = 36.0608510 seconds</text:p>
        </text:list-item>
        <text:list-item>
          <text:p text:style-name="P1">CPU time with n 10000000, nsteps 2500 and 8 threads = 44.8191426 seconds</text:p>
        </text:list-item>
        <text:list-item>
          <text:p text:style-name="P1">CPU time with n 10000000, nsteps 3000 and 8 threads = 52.2341795 seconds</text:p>
        </text:list-item>
        <text:list-item>
          <text:p text:style-name="P1">CPU time with n 10000000, nsteps 3500 and 8 threads = 66.1993709 seconds</text:p>
        </text:list-item>
        <text:list-item>
          <text:p text:style-name="P1">CPU time with n 10000000, nsteps 4000 and 8 threads = 74.5706142 seconds</text:p>
        </text:list-item>
        <text:list-item>
          <text:p text:style-name="P1">CPU time with n 10000000, nsteps 500 and 16 threads = 13.1588772 seconds</text:p>
        </text:list-item>
        <text:list-item>
          <text:p text:style-name="P1">CPU time with n 10000000, nsteps 1000 and 16 threads = 26.4601308 seconds</text:p>
        </text:list-item>
        <text:list-item>
          <text:p text:style-name="P1">CPU time with n 10000000, nsteps 1500 and 16 threads = 40.2897378 seconds</text:p>
        </text:list-item>
        <text:list-item>
          <text:p text:style-name="P1">CPU time with n 10000000, nsteps 2000 and 16 threads = 52.8264881 seconds</text:p>
        </text:list-item>
        <text:list-item>
          <text:p text:style-name="P1">CPU time with n 10000000, nsteps 2500 and 16 threads = 66.4979282 seconds</text:p>
        </text:list-item>
        <text:list-item>
          <text:p text:style-name="P1">CPU time with n 10000000, nsteps 3000 and 16 threads = 77.8395789 seconds</text:p>
        </text:list-item>
        <text:list-item>
          <text:p text:style-name="P1">CPU time with n 10000000, nsteps 3500 and 16 threads = 92.9897620 <text:soft-page-break/>seconds</text:p>
        </text:list-item>
        <text:list-item>
          <text:p text:style-name="P1">CPU time with n 10000000, nsteps 4000 and 16 threads = 106.6476827 seconds</text:p>
        </text:list-item>
        <text:list-item>
          <text:p text:style-name="P1">CPU time with n 10000000, nsteps 500 and 2 threads = 14.8082194 seconds</text:p>
        </text:list-item>
        <text:list-item>
          <text:p text:style-name="P1">CPU time with n 10000000, nsteps 1000 and 2 threads = 25.3443003 seconds</text:p>
        </text:list-item>
        <text:list-item>
          <text:p text:style-name="P1">CPU time with n 10000000, nsteps 1500 and 2 threads = 37.8945625 seconds</text:p>
        </text:list-item>
        <text:list-item>
          <text:p text:style-name="P1">CPU time with n 10000000, nsteps 2000 and 2 threads = 49.0447070 seconds</text:p>
        </text:list-item>
        <text:list-item>
          <text:p text:style-name="P1">CPU time with n 10000000, nsteps 2500 and 2 threads = 55.6086298 seconds</text:p>
        </text:list-item>
        <text:list-item>
          <text:p text:style-name="P1">CPU time with n 10000000, nsteps 3000 and 2 threads = 73.7899184 seconds</text:p>
        </text:list-item>
        <text:list-item>
          <text:p text:style-name="P1">CPU time with n 10000000, nsteps 3500 and 2 threads = 85.8684403 seconds</text:p>
        </text:list-item>
        <text:list-item>
          <text:p text:style-name="P1">CPU time with n 10000000, nsteps 4000 and 2 threads = 94.4983455 seconds</text:p>
        </text:list-item>
        <text:list-item>
          <text:p text:style-name="P1">CPU time with n 10000000, nsteps 500 and 4 threads = 12.6369737 seconds</text:p>
        </text:list-item>
        <text:list-item>
          <text:p text:style-name="P1">CPU time with n 10000000, nsteps 1000 and 4 threads = 23.7479463 seconds</text:p>
        </text:list-item>
        <text:list-item>
          <text:p text:style-name="P1">CPU time with n 10000000, nsteps 1500 and 4 threads = 35.7040789 seconds</text:p>
        </text:list-item>
        <text:list-item>
          <text:p text:style-name="P1">CPU time with n 10000000, nsteps 2000 and 4 threads = 47.3830169 seconds</text:p>
        </text:list-item>
        <text:list-item>
          <text:p text:style-name="P1">CPU time with n 10000000, nsteps 2500 and 4 threads = 60.3715496 seconds</text:p>
        </text:list-item>
        <text:list-item>
          <text:p text:style-name="P1">CPU time with n 10000000, nsteps 3000 and 4 threads = 72.1506022 seconds</text:p>
        </text:list-item>
        <text:list-item>
          <text:p text:style-name="P1">CPU time with n 10000000, nsteps 3500 and 4 threads = 86.3051387 seconds</text:p>
        </text:list-item>
        <text:list-item>
          <text:p text:style-name="P1">CPU time with n 10000000, nsteps 4000 and 4 threads = 95.9824699 seconds</text:p>
        </text:list-item>
        <text:list-item>
          <text:p text:style-name="P1">CPU time with n 10000000, nsteps 500 and 8 threads = 8.6009333 seconds</text:p>
        </text:list-item>
        <text:list-item>
          <text:p text:style-name="P1">CPU time with n 10000000, nsteps 1000 and 8 threads = 18.5323207 seconds</text:p>
        </text:list-item>
        <text:list-item>
          <text:p text:style-name="P1">CPU time with n 10000000, nsteps 1500 and 8 threads = 27.4019056 seconds</text:p>
        </text:list-item>
        <text:list-item>
          <text:p text:style-name="P1">CPU time with n 10000000, nsteps 2000 and 8 threads = 36.3888989 seconds</text:p>
        </text:list-item>
        <text:list-item>
          <text:p text:style-name="P1">CPU time with n 10000000, nsteps 2500 and 8 threads = 45.1658483 seconds</text:p>
        </text:list-item>
        <text:list-item>
          <text:p text:style-name="P1">CPU time with n 10000000, nsteps 3000 and 8 threads = 57.0446035 seconds</text:p>
        </text:list-item>
        <text:list-item>
          <text:p text:style-name="P1">CPU time with n 10000000, nsteps 3500 and 8 threads = 64.6884998 seconds</text:p>
        </text:list-item>
        <text:list-item>
          <text:p text:style-name="P1">CPU time with n 10000000, nsteps 4000 and 8 threads = 72.2038044 seconds</text:p>
        </text:list-item>
        <text:list-item>
          <text:p text:style-name="P1">CPU time with n 10000000, nsteps 500 and 16 threads = 13.8024675 seconds</text:p>
        </text:list-item>
        <text:list-item>
          <text:p text:style-name="P1">CPU time with n 10000000, nsteps 1000 and 16 threads = 25.5943333 seconds</text:p>
        </text:list-item>
        <text:list-item>
          <text:p text:style-name="P1">CPU time with n 10000000, nsteps 1500 and 16 threads = 39.9386241 seconds</text:p>
        </text:list-item>
        <text:list-item>
          <text:p text:style-name="P1">CPU time with n 10000000, nsteps 2000 and 16 threads = 53.4056614 seconds</text:p>
        </text:list-item>
        <text:list-item>
          <text:p text:style-name="P1">CPU time with n 10000000, nsteps 2500 and 16 threads = 66.6819738 seconds</text:p>
        </text:list-item>
        <text:list-item>
          <text:p text:style-name="P1">CPU time with n 10000000, nsteps 3000 and 16 threads = 78.5389669 <text:soft-page-break/>seconds</text:p>
        </text:list-item>
        <text:list-item>
          <text:p text:style-name="P1">CPU time with n 10000000, nsteps 3500 and 16 threads = 94.4220721 seconds</text:p>
        </text:list-item>
        <text:list-item>
          <text:p text:style-name="P1">CPU time with n 10000000, nsteps 4000 and 16 threads = 104.4282972 seconds</text:p>
        </text:list-item>
        <text:list-item>
          <text:p text:style-name="P1">CPU time with n 10000000, nsteps 500 and 2 threads = 14.6015760 seconds</text:p>
        </text:list-item>
        <text:list-item>
          <text:p text:style-name="P1">CPU time with n 10000000, nsteps 1000 and 2 threads = 20.9529447 seconds</text:p>
        </text:list-item>
        <text:list-item>
          <text:p text:style-name="P1">CPU time with n 10000000, nsteps 1500 and 2 threads = 35.7819279 seconds</text:p>
        </text:list-item>
        <text:list-item>
          <text:p text:style-name="P1">CPU time with n 10000000, nsteps 2000 and 2 threads = 50.1223939 seconds</text:p>
        </text:list-item>
        <text:list-item>
          <text:p text:style-name="P1">CPU time with n 10000000, nsteps 2500 and 2 threads = 62.9452277 seconds</text:p>
        </text:list-item>
        <text:list-item>
          <text:p text:style-name="P1">CPU time with n 10000000, nsteps 3000 and 2 threads = 71.0322909 seconds</text:p>
        </text:list-item>
        <text:list-item>
          <text:p text:style-name="P1">CPU time with n 10000000, nsteps 3500 and 2 threads = 87.1159387 seconds</text:p>
        </text:list-item>
        <text:list-item>
          <text:p text:style-name="P1">CPU time with n 10000000, nsteps 4000 and 2 threads = 98.0488890 seconds</text:p>
        </text:list-item>
        <text:list-item>
          <text:p text:style-name="P1">CPU time with n 10000000, nsteps 500 and 4 threads = 10.6002871 seconds</text:p>
        </text:list-item>
        <text:list-item>
          <text:p text:style-name="P1">CPU time with n 10000000, nsteps 1000 and 4 threads = 22.9105361 seconds</text:p>
        </text:list-item>
        <text:list-item>
          <text:p text:style-name="P1">CPU time with n 10000000, nsteps 1500 and 4 threads = 33.1750525 seconds</text:p>
        </text:list-item>
        <text:list-item>
          <text:p text:style-name="P1">CPU time with n 10000000, nsteps 2000 and 4 threads = 46.2600195 seconds</text:p>
        </text:list-item>
        <text:list-item>
          <text:p text:style-name="P1">CPU time with n 10000000, nsteps 2500 and 4 threads = 59.2519282 seconds</text:p>
        </text:list-item>
        <text:list-item>
          <text:p text:style-name="P1">CPU time with n 10000000, nsteps 3000 and 4 threads = 72.3436851 seconds</text:p>
        </text:list-item>
        <text:list-item>
          <text:p text:style-name="P1">CPU time with n 10000000, nsteps 3500 and 4 threads = 85.3976645 seconds</text:p>
        </text:list-item>
        <text:list-item>
          <text:p text:style-name="P1">CPU time with n 10000000, nsteps 4000 and 4 threads = 98.7408867 seconds</text:p>
        </text:list-item>
        <text:list-item>
          <text:p text:style-name="P1">CPU time with n 10000000, nsteps 500 and 8 threads = 10.0810616 seconds</text:p>
        </text:list-item>
        <text:list-item>
          <text:p text:style-name="P1">CPU time with n 10000000, nsteps 1000 and 8 threads = 17.4480145 seconds</text:p>
        </text:list-item>
        <text:list-item>
          <text:p text:style-name="P1">CPU time with n 10000000, nsteps 1500 and 8 threads = 27.7328132 seconds</text:p>
        </text:list-item>
        <text:list-item>
          <text:p text:style-name="P1">CPU time with n 10000000, nsteps 2000 and 8 threads = 36.9862640 seconds</text:p>
        </text:list-item>
        <text:list-item>
          <text:p text:style-name="P1">CPU time with n 10000000, nsteps 2500 and 8 threads = 49.1680571 seconds</text:p>
        </text:list-item>
        <text:list-item>
          <text:p text:style-name="P1">CPU time with n 10000000, nsteps 3000 and 8 threads = 57.3467907 seconds</text:p>
        </text:list-item>
        <text:list-item>
          <text:p text:style-name="P1">CPU time with n 10000000, nsteps 3500 and 8 threads = 64.9596915 seconds</text:p>
        </text:list-item>
        <text:list-item>
          <text:p text:style-name="P1">CPU time with n 10000000, nsteps 4000 and 8 threads = 76.0843542 seconds</text:p>
        </text:list-item>
        <text:list-item>
          <text:p text:style-name="P1">CPU time with n 10000000, nsteps 500 and 16 threads = 13.1034723 seconds</text:p>
        </text:list-item>
        <text:list-item>
          <text:p text:style-name="P1">CPU time with n 10000000, nsteps 1000 and 16 threads = 26.4647017 seconds</text:p>
        </text:list-item>
        <text:list-item>
          <text:p text:style-name="P1">CPU time with n 10000000, nsteps 1500 and 16 threads = 39.6120273 seconds</text:p>
        </text:list-item>
        <text:list-item>
          <text:p text:style-name="P1">CPU time with n 10000000, nsteps 2000 and 16 threads = 52.9014895 seconds</text:p>
        </text:list-item>
        <text:list-item>
          <text:p text:style-name="P1">CPU time with n 10000000, nsteps 2500 and 16 threads = 66.0639825 <text:soft-page-break/>seconds</text:p>
        </text:list-item>
        <text:list-item>
          <text:p text:style-name="P1">CPU time with n 10000000, nsteps 3000 and 16 threads = 78.8312225 seconds</text:p>
        </text:list-item>
        <text:list-item>
          <text:p text:style-name="P1">CPU time with n 10000000, nsteps 3500 and 16 threads = 90.3578053 seconds</text:p>
        </text:list-item>
        <text:list-item>
          <text:p text:style-name="P1">CPU time with n 10000000, nsteps 4000 and 16 threads = 105.1983747 seconds</text:p>
        </text:list-item>
        <text:list-item>
          <text:p text:style-name="P1">CPU time with n 10000000, nsteps 500 and 2 threads = 13.1333015 seconds</text:p>
        </text:list-item>
        <text:list-item>
          <text:p text:style-name="P1">CPU time with n 10000000, nsteps 1000 and 2 threads = 25.8125076 seconds</text:p>
        </text:list-item>
        <text:list-item>
          <text:p text:style-name="P1">CPU time with n 10000000, nsteps 1500 and 2 threads = 38.2185717 seconds</text:p>
        </text:list-item>
        <text:list-item>
          <text:p text:style-name="P1">CPU time with n 10000000, nsteps 2000 and 2 threads = 49.8925168 seconds</text:p>
        </text:list-item>
        <text:list-item>
          <text:p text:style-name="P1">CPU time with n 10000000, nsteps 2500 and 2 threads = 61.9885136 seconds</text:p>
        </text:list-item>
        <text:list-item>
          <text:p text:style-name="P1">CPU time with n 10000000, nsteps 3000 and 2 threads = 69.8291649 seconds</text:p>
        </text:list-item>
        <text:list-item>
          <text:p text:style-name="P1">CPU time with n 10000000, nsteps 3500 and 2 threads = 86.8967045 seconds</text:p>
        </text:list-item>
        <text:list-item>
          <text:p text:style-name="P1">CPU time with n 10000000, nsteps 4000 and 2 threads = 89.6651120 seconds</text:p>
        </text:list-item>
        <text:list-item>
          <text:p text:style-name="P1">CPU time with n 10000000, nsteps 500 and 4 threads = 5.4415258 seconds</text:p>
        </text:list-item>
        <text:list-item>
          <text:p text:style-name="P1">CPU time with n 10000000, nsteps 1000 and 4 threads = 16.2702840 seconds</text:p>
        </text:list-item>
        <text:list-item>
          <text:p text:style-name="P1">CPU time with n 10000000, nsteps 1500 and 4 threads = 35.4462157 seconds</text:p>
        </text:list-item>
        <text:list-item>
          <text:p text:style-name="P1">CPU time with n 10000000, nsteps 2000 and 4 threads = 48.1878100 seconds</text:p>
        </text:list-item>
        <text:list-item>
          <text:p text:style-name="P1">CPU time with n 10000000, nsteps 2500 and 4 threads = 61.6165141 seconds</text:p>
        </text:list-item>
        <text:list-item>
          <text:p text:style-name="P1">CPU time with n 10000000, nsteps 3000 and 4 threads = 71.2566499 seconds</text:p>
        </text:list-item>
        <text:list-item>
          <text:p text:style-name="P1">CPU time with n 10000000, nsteps 3500 and 4 threads = 82.4005682 seconds</text:p>
        </text:list-item>
        <text:list-item>
          <text:p text:style-name="P1">CPU time with n 10000000, nsteps 4000 and 4 threads = 96.6822231 seconds</text:p>
        </text:list-item>
        <text:list-item>
          <text:p text:style-name="P1">CPU time with n 10000000, nsteps 500 and 8 threads = 7.9289712 seconds</text:p>
        </text:list-item>
        <text:list-item>
          <text:p text:style-name="P1">CPU time with n 10000000, nsteps 1000 and 8 threads = 17.2299723 seconds</text:p>
        </text:list-item>
        <text:list-item>
          <text:p text:style-name="P1">CPU time with n 10000000, nsteps 1500 and 8 threads = 27.3510265 seconds</text:p>
        </text:list-item>
        <text:list-item>
          <text:p text:style-name="P1">CPU time with n 10000000, nsteps 2000 and 8 threads = 35.8478732 seconds</text:p>
        </text:list-item>
        <text:list-item>
          <text:p text:style-name="P1">CPU time with n 10000000, nsteps 2500 and 8 threads = 47.4451085 seconds</text:p>
        </text:list-item>
        <text:list-item>
          <text:p text:style-name="P1">CPU time with n 10000000, nsteps 3000 and 8 threads = 56.1134255 seconds</text:p>
        </text:list-item>
        <text:list-item>
          <text:p text:style-name="P1">CPU time with n 10000000, nsteps 3500 and 8 threads = 65.8110608 seconds</text:p>
        </text:list-item>
        <text:list-item>
          <text:p text:style-name="P1">CPU time with n 10000000, nsteps 4000 and 8 threads = 73.4216166 seconds</text:p>
        </text:list-item>
        <text:list-item>
          <text:p text:style-name="P1">CPU time with n 10000000, nsteps 500 and 16 threads = 12.9510999 seconds</text:p>
        </text:list-item>
        <text:list-item>
          <text:p text:style-name="P1">CPU time with n 10000000, nsteps 1000 and 16 threads = 25.5560085 seconds</text:p>
        </text:list-item>
        <text:list-item>
          <text:p text:style-name="P1">CPU time with n 10000000, nsteps 1500 and 16 threads = 40.3174239 seconds</text:p>
        </text:list-item>
        <text:list-item>
          <text:p text:style-name="P1">CPU time with n 10000000, nsteps 2000 and 16 threads = 52.1413974 <text:soft-page-break/>seconds</text:p>
        </text:list-item>
        <text:list-item>
          <text:p text:style-name="P1">CPU time with n 10000000, nsteps 2500 and 16 threads = 66.0119169 seconds</text:p>
        </text:list-item>
        <text:list-item>
          <text:p text:style-name="P1">CPU time with n 10000000, nsteps 3000 and 16 threads = 79.6676774 seconds</text:p>
        </text:list-item>
        <text:list-item>
          <text:p text:style-name="P1">CPU time with n 10000000, nsteps 3500 and 16 threads = 92.2422020 seconds</text:p>
        </text:list-item>
        <text:list-item>
          <text:p text:style-name="P1">CPU time with n 10000000, nsteps 4000 and 16 threads = 105.3386713 seconds</text:p>
        </text:list-item>
        <text:list-item>
          <text:p text:style-name="P1">CPU time with n 10000000, nsteps 500 and 2 threads = 12.6207687 seconds</text:p>
        </text:list-item>
        <text:list-item>
          <text:p text:style-name="P1">CPU time with n 10000000, nsteps 1000 and 2 threads = 25.0288034 seconds</text:p>
        </text:list-item>
        <text:list-item>
          <text:p text:style-name="P1">CPU time with n 10000000, nsteps 1500 and 2 threads = 38.6290875 seconds</text:p>
        </text:list-item>
        <text:list-item>
          <text:p text:style-name="P1">CPU time with n 10000000, nsteps 2000 and 2 threads = 47.2361000 seconds</text:p>
        </text:list-item>
        <text:list-item>
          <text:p text:style-name="P1">CPU time with n 10000000, nsteps 2500 and 2 threads = 57.3163637 seconds</text:p>
        </text:list-item>
        <text:list-item>
          <text:p text:style-name="P1">CPU time with n 10000000, nsteps 3000 and 2 threads = 75.3070524 seconds</text:p>
        </text:list-item>
        <text:list-item>
          <text:p text:style-name="P1">CPU time with n 10000000, nsteps 3500 and 2 threads = 85.8690994 seconds</text:p>
        </text:list-item>
        <text:list-item>
          <text:p text:style-name="P1">CPU time with n 10000000, nsteps 4000 and 2 threads = 92.6959988 seconds</text:p>
        </text:list-item>
        <text:list-item>
          <text:p text:style-name="P1">CPU time with n 10000000, nsteps 500 and 4 threads = 10.5473889 seconds</text:p>
        </text:list-item>
        <text:list-item>
          <text:p text:style-name="P1">CPU time with n 10000000, nsteps 1000 and 4 threads = 22.7591745 seconds</text:p>
        </text:list-item>
        <text:list-item>
          <text:p text:style-name="P1">CPU time with n 10000000, nsteps 1500 and 4 threads = 34.0106162 seconds</text:p>
        </text:list-item>
        <text:list-item>
          <text:p text:style-name="P1">CPU time with n 10000000, nsteps 2000 and 4 threads = 49.5744113 seconds</text:p>
        </text:list-item>
        <text:list-item>
          <text:p text:style-name="P1">CPU time with n 10000000, nsteps 2500 and 4 threads = 60.2919665 seconds</text:p>
        </text:list-item>
        <text:list-item>
          <text:p text:style-name="P1">CPU time with n 10000000, nsteps 3000 and 4 threads = 73.3126779 seconds</text:p>
        </text:list-item>
        <text:list-item>
          <text:p text:style-name="P1">CPU time with n 10000000, nsteps 3500 and 4 threads = 85.0882845 seconds</text:p>
        </text:list-item>
        <text:list-item>
          <text:p text:style-name="P1">CPU time with n 10000000, nsteps 4000 and 4 threads = 96.5204491 seconds</text:p>
        </text:list-item>
        <text:list-item>
          <text:p text:style-name="P1">CPU time with n 10000000, nsteps 500 and 8 threads = 8.1218881 seconds</text:p>
        </text:list-item>
        <text:list-item>
          <text:p text:style-name="P1">CPU time with n 10000000, nsteps 1000 and 8 threads = 16.8739582 seconds</text:p>
        </text:list-item>
        <text:list-item>
          <text:p text:style-name="P1">CPU time with n 10000000, nsteps 1500 and 8 threads = 26.0392595 seconds</text:p>
        </text:list-item>
        <text:list-item>
          <text:p text:style-name="P1">CPU time with n 10000000, nsteps 2000 and 8 threads = 34.0951622 seconds</text:p>
        </text:list-item>
        <text:list-item>
          <text:p text:style-name="P1">CPU time with n 10000000, nsteps 2500 and 8 threads = 41.4305461 seconds</text:p>
        </text:list-item>
        <text:list-item>
          <text:p text:style-name="P1">CPU time with n 10000000, nsteps 3000 and 8 threads = 54.1339950 seconds</text:p>
        </text:list-item>
        <text:list-item>
          <text:p text:style-name="P1">CPU time with n 10000000, nsteps 3500 and 8 threads = 62.9990269 seconds</text:p>
        </text:list-item>
        <text:list-item>
          <text:p text:style-name="P1">CPU time with n 10000000, nsteps 4000 and 8 threads = 72.0673098 seconds</text:p>
        </text:list-item>
        <text:list-item>
          <text:p text:style-name="P1">CPU time with n 10000000, nsteps 500 and 16 threads = 13.2294802 seconds</text:p>
        </text:list-item>
        <text:list-item>
          <text:p text:style-name="P1">CPU time with n 10000000, nsteps 1000 and 16 threads = 25.8435740 seconds</text:p>
        </text:list-item>
        <text:list-item>
          <text:p text:style-name="P1">CPU time with n 10000000, nsteps 1500 and 16 threads = 39.0230026 <text:soft-page-break/>seconds</text:p>
        </text:list-item>
        <text:list-item>
          <text:p text:style-name="P1">CPU time with n 10000000, nsteps 2000 and 16 threads = 52.0171232 seconds</text:p>
        </text:list-item>
        <text:list-item>
          <text:p text:style-name="P1">CPU time with n 10000000, nsteps 2500 and 16 threads = 64.5796739 seconds</text:p>
        </text:list-item>
        <text:list-item>
          <text:p text:style-name="P1">CPU time with n 10000000, nsteps 3000 and 16 threads = 80.7175152 seconds</text:p>
        </text:list-item>
        <text:list-item>
          <text:p text:style-name="P1">CPU time with n 10000000, nsteps 3500 and 16 threads = 91.6890769 seconds</text:p>
        </text:list-item>
        <text:list-item>
          <text:p text:style-name="P1">CPU time with n 10000000, nsteps 4000 and 16 threads = 106.2634063 seconds</text:p>
        </text:list-item>
        <text:list-item>
          <text:p text:style-name="P1">CPU time with n 10000000, nsteps 500 and 2 threads = 13.6979431 seconds</text:p>
        </text:list-item>
        <text:list-item>
          <text:p text:style-name="P1">CPU time with n 10000000, nsteps 1000 and 2 threads = 25.3709770 seconds</text:p>
        </text:list-item>
        <text:list-item>
          <text:p text:style-name="P1">CPU time with n 10000000, nsteps 1500 and 2 threads = 36.2465990 seconds</text:p>
        </text:list-item>
        <text:list-item>
          <text:p text:style-name="P1">CPU time with n 10000000, nsteps 2000 and 2 threads = 49.4878850 seconds</text:p>
        </text:list-item>
        <text:list-item>
          <text:p text:style-name="P1">CPU time with n 10000000, nsteps 2500 and 2 threads = 62.0646730 seconds</text:p>
        </text:list-item>
        <text:list-item>
          <text:p text:style-name="P1">CPU time with n 10000000, nsteps 3000 and 2 threads = 72.8125742 seconds</text:p>
        </text:list-item>
        <text:list-item>
          <text:p text:style-name="P1">CPU time with n 10000000, nsteps 3500 and 2 threads = 86.5308953 seconds</text:p>
        </text:list-item>
        <text:list-item>
          <text:p text:style-name="P1">CPU time with n 10000000, nsteps 4000 and 2 threads = 97.5879428 seconds</text:p>
        </text:list-item>
        <text:list-item>
          <text:p text:style-name="P1">CPU time with n 10000000, nsteps 500 and 4 threads = 5.4301242 seconds</text:p>
        </text:list-item>
        <text:list-item>
          <text:p text:style-name="P1">CPU time with n 10000000, nsteps 1000 and 4 threads = 16.5232434 seconds</text:p>
        </text:list-item>
        <text:list-item>
          <text:p text:style-name="P1">CPU time with n 10000000, nsteps 1500 and 4 threads = 36.0413238 seconds</text:p>
        </text:list-item>
        <text:list-item>
          <text:p text:style-name="P1">CPU time with n 10000000, nsteps 2000 and 4 threads = 48.0685260 seconds</text:p>
        </text:list-item>
        <text:list-item>
          <text:p text:style-name="P1">CPU time with n 10000000, nsteps 2500 and 4 threads = 56.8368985 seconds</text:p>
        </text:list-item>
        <text:list-item>
          <text:p text:style-name="P1">CPU time with n 10000000, nsteps 3000 and 4 threads = 71.7539888 seconds</text:p>
        </text:list-item>
        <text:list-item>
          <text:p text:style-name="P1">CPU time with n 10000000, nsteps 3500 and 4 threads = 82.1887101 seconds</text:p>
        </text:list-item>
        <text:list-item>
          <text:p text:style-name="P1">CPU time with n 10000000, nsteps 4000 and 4 threads = 97.5001703 seconds</text:p>
        </text:list-item>
        <text:list-item>
          <text:p text:style-name="P1">CPU time with n 10000000, nsteps 500 and 8 threads = 8.1546812 seconds</text:p>
        </text:list-item>
        <text:list-item>
          <text:p text:style-name="P1">CPU time with n 10000000, nsteps 1000 and 8 threads = 17.4300932 seconds</text:p>
        </text:list-item>
        <text:list-item>
          <text:p text:style-name="P1">CPU time with n 10000000, nsteps 1500 and 8 threads = 27.5868012 seconds</text:p>
        </text:list-item>
        <text:list-item>
          <text:p text:style-name="P1">CPU time with n 10000000, nsteps 2000 and 8 threads = 36.0214675 seconds</text:p>
        </text:list-item>
        <text:list-item>
          <text:p text:style-name="P1">CPU time with n 10000000, nsteps 2500 and 8 threads = 43.9249348 seconds</text:p>
        </text:list-item>
        <text:list-item>
          <text:p text:style-name="P1">CPU time with n 10000000, nsteps 3000 and 8 threads = 53.4317110 seconds</text:p>
        </text:list-item>
        <text:list-item>
          <text:p text:style-name="P1">CPU time with n 10000000, nsteps 3500 and 8 threads = 65.7615362 seconds</text:p>
        </text:list-item>
        <text:list-item>
          <text:p text:style-name="P1">CPU time with n 10000000, nsteps 4000 and 8 threads = 69.7164891 seconds</text:p>
        </text:list-item>
        <text:list-item>
          <text:p text:style-name="P1">CPU time with n 10000000, nsteps 500 and 16 threads = 13.3467495 seconds</text:p>
        </text:list-item>
        <text:list-item>
          <text:p text:style-name="P1">CPU time with n 10000000, nsteps 1000 and 16 threads = 24.7409834 <text:soft-page-break/>seconds</text:p>
        </text:list-item>
        <text:list-item>
          <text:p text:style-name="P1">CPU time with n 10000000, nsteps 1500 and 16 threads = 39.1531212 seconds</text:p>
        </text:list-item>
        <text:list-item>
          <text:p text:style-name="P1">CPU time with n 10000000, nsteps 2000 and 16 threads = 53.1439077 seconds</text:p>
        </text:list-item>
        <text:list-item>
          <text:p text:style-name="P1">CPU time with n 10000000, nsteps 2500 and 16 threads = 63.7319855 seconds</text:p>
        </text:list-item>
        <text:list-item>
          <text:p text:style-name="P1">CPU time with n 10000000, nsteps 3000 and 16 threads = 79.3513969 seconds</text:p>
        </text:list-item>
        <text:list-item>
          <text:p text:style-name="P1">CPU time with n 10000000, nsteps 3500 and 16 threads = 89.2211689 seconds</text:p>
        </text:list-item>
        <text:list-item>
          <text:p text:style-name="P1">CPU time with n 10000000, nsteps 4000 and 16 threads = 104.1060560 second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2T12:13:44.519280388</dc:date>
    <meta:editing-duration>PT1M8S</meta:editing-duration>
    <meta:editing-cycles>1</meta:editing-cycles>
    <meta:document-statistic meta:table-count="0" meta:image-count="0" meta:object-count="0" meta:page-count="11" meta:paragraph-count="320" meta:word-count="4480" meta:character-count="24260" meta:non-whitespace-character-count="20420"/>
    <meta:generator>LibreOffice/7.3.7.2$Linux_X86_64 LibreOffice_project/30$Build-2</meta:generator>
  </office:meta>
</office:document-meta>
</file>